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thir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7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75cm" svg:height="0.551cm" draw:control="control43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75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259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75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75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75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75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75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75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33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75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259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75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75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3" draw:style-name="gr1" draw:text-style-name="P12" svg:width="0.675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9.33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1.925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3.245cm" svg:height="0.551cm" draw:control="control4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3">Prüfungskommision:</text:p>
            </table:table-cell>
            <table:table-cell table:style-name="Tabelle2.B2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2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  <table:table-cell table:style-name="Tabelle2.D2" office:value-type="string">
              <text:p text:style-name="P4"><draw:control text:anchor-type="as-char" draw:z-index="7" draw:style-name="gr1" draw:text-style-name="P10" svg:width="6.502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1"/>
      <text:p text:style-name="P2">Rechtbehelfsbelehrung:</text:p>
      <text:p text:style-name="P5"><draw:control text:anchor-type="as-char" draw:z-index="41" draw:style-name="gr1" draw:text-style-name="P11" svg:width="27.128cm" svg:height="1.101cm" draw:control="control42"/></text:p>
      <text:p text:style-name="P1"/>
      <text:p text:style-name="P1">Dez.L S z.K. .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3-31T18:28:40.730144563</dc:date>
    <dc:creator>Stefan Meyer</dc:creator>
    <meta:editing-duration>PT4H41M18S</meta:editing-duration>
    <meta:editing-cycles>55</meta:editing-cycles>
    <meta:document-statistic meta:table-count="2" meta:image-count="0" meta:object-count="0" meta:page-count="1" meta:paragraph-count="71" meta:word-count="33" meta:character-count="320" meta:non-whitespace-character-count="300"/>
  </office:meta>
</office:document-meta>
</file>